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layer="layout" svg:x1="6.277cm" svg:y1="4.025cm" svg:x2="9cm" svg:y2="3cm">
          <text:p/>
        </draw:line>
        <draw:frame draw:style-name="gr2" draw:text-style-name="P1" draw:layer="layout" svg:width="13.5cm" svg:height="1cm" svg:x="2.5cm" svg:y="4cm">
          <draw:text-box>
            <text:p text:style-name="P1">Selected <text:s/>user <text:s text:c="4"/>fills <text:s text:c="2"/>main-page <text:s text:c="3"/>form <text:s text:c="2"/>.</text:p>
          </draw:text-box>
        </draw:frame>
        <draw:custom-shape draw:style-name="gr3" draw:text-style-name="P2" draw:layer="layout" svg:width="1.5cm" svg:height="1cm" svg:x="5.5cm" svg:y="4cm">
          <text:p text:style-name="P2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1cm" svg:x="7.5cm" svg:y="4cm">
          <text:p text:style-name="P2">fi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2.5cm" svg:y="4cm">
          <text:p text:style-name="P2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3cm" svg:x="2cm" svg:y="6cm">
          <text:p text:style-name="P2">Subject</text:p>
          <text:p text:style-name="P1"><text:span text:style-name="T1">actor: user</text:span></text:p>
          <text:p text:style-name="P2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" draw:layer="layout" svg:x1="8.275cm" svg:y1="6.023cm" svg:x2="8.275cm" svg:y2="5.038cm">
          <text:p/>
        </draw:line>
        <draw:custom-shape draw:style-name="gr4" draw:text-style-name="P2" draw:layer="layout" svg:width="3.5cm" svg:height="3cm" svg:x="6.536cm" svg:y="6cm">
          <text:p text:style-name="P2">Main verb</text:p>
          <text:p text:style-name="P1"><text:span text:style-name="T1">lemma: fill</text:span></text:p>
          <text:p text:style-name="P2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2" draw:layer="layout" svg:width="5cm" svg:height="3cm" svg:x="11.5cm" svg:y="6cm">
          <text:p text:style-name="P2">Representative</text:p>
          <text:p text:style-name="P2">object</text:p>
          <text:p text:style-name="P1"><text:span text:style-name="T1">lemma: form</text:span></text:p>
          <text:p text:style-name="P2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" draw:layer="layout" svg:x1="3.5cm" svg:y1="6cm" svg:x2="6.249cm" svg:y2="5.038cm">
          <text:p/>
        </draw:line>
        <draw:line draw:style-name="gr1" draw:layer="layout" svg:x1="14cm" svg:y1="6cm" svg:x2="13.5cm" svg:y2="5cm">
          <text:p/>
        </draw:line>
        <draw:custom-shape draw:style-name="gr4" draw:text-style-name="P2" draw:layer="layout" svg:width="7.5cm" svg:height="1cm" svg:x="5.5cm" svg:y="2cm">
          <text:p text:style-name="P2">Action: ToSystemAction</text:p>
          <draw:enhanced-geometry svg:viewBox="0 0 21600 21600" draw:type="rectangle" draw:enhanced-path="M 0 0 L 21600 0 21600 21600 0 21600 0 0 Z N"/>
        </draw:custom-shape>
        <draw:line draw:style-name="gr1" draw:layer="layout" svg:x1="8.303cm" svg:y1="3.968cm" svg:x2="9cm" svg:y2="3cm">
          <text:p/>
        </draw:line>
        <draw:line draw:style-name="gr1" draw:layer="layout" svg:x1="13.5cm" svg:y1="4cm" svg:x2="9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23T08:38:49.74</meta:creation-date>
    <dc:date>2012-03-13T03:37:56.22</dc:date>
    <meta:editing-duration>PT14M11S</meta:editing-duration>
    <meta:editing-cycles>3</meta:editing-cycles>
    <meta:generator>OpenOffice.org/3.3$Win32 OpenOffice.org_project/330m20$Build-9567</meta:generator>
    <meta:document-statistic meta:object-count="14"/>
  </office:meta>
</office:document-meta>
</file>